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font-name-asian="Microsoft YaHei" style:font-name-complex="Mangal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f568d"/>
    </style:style>
    <style:style style:name="T23" style:family="text">
      <style:text-properties officeooo:rsid="010c1286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2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2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span text:style-name="T23"><text:text-input text:description="&lt;_(&quot;To&quot;)&gt;">To</text:text-input></text:span>: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2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4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4"><text:text-input text:description="&lt;objects.currency_id.name or ''&gt;">curr</text:text-input></text:span>]</text:p>
          </table:table-cell>
          <table:table-cell table:style-name="Table2.B2" office:value-type="string">
            <text:p text:style-name="P78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7">[</text:span>%<text:span text:style-name="T17">]</text:span></text:p>
          </table:table-cell>
          <table:table-cell table:style-name="Table2.H2" office:value-type="string">
            <text:p text:style-name="P69">[<text:span text:style-name="T14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 table:style-name="Table2.10">
          <table:table-cell table:style-name="Table2.A10" table:number-columns-spanned="6" office:value-type="string">
            <text:p text:style-name="P80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1"><text:text-input text:description="&lt;formatLang(o.list_amount - o.amount_untaxed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0"><text:text-input text:description="&lt;formatLang(o.amount_untaxed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amount_tax, digits=2) or ''&gt;">tax</text:text-input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2"><text:text-input text:description="&lt;formatLang(o.amount_total, digits=2) or ''&gt;">total with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7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9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0T13:49:18.413261593</dc:date>
    <meta:editing-duration>P2DT8H37M9S</meta:editing-duration>
    <meta:editing-cycles>285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471" meta:character-count="1559" meta:non-whitespace-character-count="1464"/>
  </office:meta>
</office:document-meta>
</file>